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c7ca5" officeooo:paragraph-rsid="000c7ca5" style:font-weight-asian="bold" style:font-weight-complex="bold"/>
    </style:style>
    <style:style style:name="P2" style:family="paragraph" style:parent-style-name="Standard">
      <style:text-properties fo:font-weight="bold" officeooo:rsid="0011854b" officeooo:paragraph-rsid="0011854b" style:font-weight-asian="bold" style:font-weight-complex="bold"/>
    </style:style>
    <style:style style:name="P3" style:family="paragraph" style:parent-style-name="Standard">
      <style:text-properties fo:font-weight="bold" officeooo:rsid="001329e9" officeooo:paragraph-rsid="001329e9" style:font-weight-asian="bold" style:font-weight-complex="bold"/>
    </style:style>
    <style:style style:name="P4" style:family="paragraph" style:parent-style-name="Standard">
      <style:text-properties fo:font-weight="normal" officeooo:rsid="000c7ca5" officeooo:paragraph-rsid="000c7ca5" style:font-weight-asian="normal" style:font-weight-complex="normal"/>
    </style:style>
    <style:style style:name="P5" style:family="paragraph" style:parent-style-name="Standard">
      <style:text-properties fo:font-weight="normal" officeooo:rsid="000f88c6" officeooo:paragraph-rsid="000f88c6" style:font-weight-asian="normal" style:font-weight-complex="normal"/>
    </style:style>
    <style:style style:name="P6" style:family="paragraph" style:parent-style-name="Standard">
      <style:text-properties fo:font-weight="normal" officeooo:rsid="0011854b" officeooo:paragraph-rsid="0011854b" style:font-weight-asian="normal" style:font-weight-complex="normal"/>
    </style:style>
    <style:style style:name="P7" style:family="paragraph" style:parent-style-name="Standard">
      <style:text-properties style:text-position="sub 58%" fo:font-weight="normal" officeooo:rsid="000c7ca5" officeooo:paragraph-rsid="000c7ca5" style:font-weight-asian="normal" style:font-weight-complex="normal"/>
    </style:style>
    <style:style style:name="P8" style:family="paragraph" style:parent-style-name="Standard">
      <style:text-properties style:text-position="0% 100%" fo:font-weight="bold" officeooo:rsid="000c7ca5" officeooo:paragraph-rsid="000c7ca5" style:font-weight-asian="normal" style:font-weight-complex="normal"/>
    </style:style>
    <style:style style:name="P9" style:family="paragraph" style:parent-style-name="Standard">
      <style:text-properties style:text-position="0% 100%" fo:font-weight="bold" officeooo:rsid="000d9ffa" officeooo:paragraph-rsid="000d9ffa" style:font-weight-asian="bold" style:font-weight-complex="bold"/>
    </style:style>
    <style:style style:name="P10" style:family="paragraph" style:parent-style-name="Standard">
      <style:text-properties style:text-position="0% 100%" fo:font-weight="bold" officeooo:rsid="000f88c6" officeooo:paragraph-rsid="000f88c6" style:font-weight-asian="bold" style:font-weight-complex="bold"/>
    </style:style>
    <style:style style:name="P11" style:family="paragraph" style:parent-style-name="Standard">
      <style:text-properties style:text-position="0% 100%" fo:font-weight="normal" officeooo:rsid="000d9ffa" officeooo:paragraph-rsid="000d9ffa" style:font-weight-asian="normal" style:font-weight-complex="normal"/>
    </style:style>
    <style:style style:name="P12" style:family="paragraph" style:parent-style-name="Standard">
      <style:text-properties style:text-position="0% 100%" fo:font-weight="normal" officeooo:rsid="000f88c6" officeooo:paragraph-rsid="000f88c6" style:font-weight-asian="normal" style:font-weight-complex="normal"/>
    </style:style>
    <style:style style:name="P13" style:family="paragraph" style:parent-style-name="Standard">
      <style:text-properties style:text-position="0% 100%" fo:font-weight="normal" officeooo:rsid="001329e9" officeooo:paragraph-rsid="001329e9" style:font-weight-asian="normal" style:font-weight-complex="normal"/>
    </style:style>
    <style:style style:name="P14" style:family="paragraph" style:parent-style-name="Standard">
      <style:text-properties style:text-position="0% 100%" fo:font-weight="normal" officeooo:rsid="00153e7b" officeooo:paragraph-rsid="00153e7b" style:font-weight-asian="normal" style:font-weight-complex="normal"/>
    </style:style>
    <style:style style:name="T1" style:family="text">
      <style:text-properties officeooo:rsid="000c7ca5"/>
    </style:style>
    <style:style style:name="T2" style:family="text">
      <style:text-properties officeooo:rsid="000d9ffa"/>
    </style:style>
    <style:style style:name="T3" style:family="text">
      <style:text-properties officeooo:rsid="000f88c6"/>
    </style:style>
    <style:style style:name="T4" style:family="text">
      <style:text-properties officeooo:rsid="0011854b"/>
    </style:style>
    <style:style style:name="T5" style:family="text">
      <style:text-properties officeooo:rsid="001329e9"/>
    </style:style>
    <style:style style:name="T6" style:family="text">
      <style:text-properties officeooo:rsid="001361ad"/>
    </style:style>
    <style:style style:name="T7" style:family="text">
      <style:text-properties officeooo:rsid="00153e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following PR was done on <text:span text:style-name="T7">both</text:span> branch version<text:span text:style-name="T7">s (master and frameworkUpdates)</text:span></text:p>
      <text:p text:style-name="P1"/>
      <text:p text:style-name="P1">Login To PCT</text:p>
      <text:p text:style-name="P5">Works great</text:p>
      <text:p text:style-name="P6">Updating jquery breaks it.</text:p>
      <text:p text:style-name="P4"/>
      <text:p text:style-name="P2">PCT | Process Tracking Communication - Worklist</text:p>
      <text:p text:style-name="P6">"Modify Filter Criteria" appears to be working properly. Unable to continue due to "Error: Connection started reconnecting before invocation result was received."</text:p>
      <text:p text:style-name="P4"/>
      <text:p text:style-name="P1">Action Items</text:p>
      <text:p text:style-name="P4">nothing to display</text:p>
      <text:p text:style-name="P4"/>
      <text:p text:style-name="P1">Cases</text:p>
      <text:p text:style-name="P4">nothing to display</text:p>
      <text:p text:style-name="P4"/>
      <text:p text:style-name="P1">Team Action Items</text:p>
      <text:p text:style-name="P4">Milestone column values do not change.</text:p>
      <text:p text:style-name="P4">Priority column always "standard" <text:span text:style-name="T2">(</text:span>may be intentional<text:span text:style-name="T2">)</text:span>.</text:p>
      <text:p text:style-name="P4">Down arrow scrollbar click skip repeating pattern (1, 1, 2, 1, 2).</text:p>
      <text:p text:style-name="P7"/>
      <text:p text:style-name="P8">Case Overview</text:p>
      <text:p text:style-name="P11">Notes Overview and Forms Overview appear to cut off some interactable buttons. No actions appear to remedy this.</text:p>
      <text:p text:style-name="P13">It appears that some actions cause the page to freeze. Changing status and clicking "Save". Clicking too fast through the tabs after changing status. "Linked Cases" tab seems to be affected the most.</text:p>
      <text:p text:style-name="P11"/>
      <text:p text:style-name="P9">Core Administration</text:p>
      <text:p text:style-name="P13">Scrolling is not enabled.</text:p>
      <text:p text:style-name="P11">Notes Overview and Forms Overview appear to cut off some interactable buttons. No actions appear to remedy this.</text:p>
      <text:p text:style-name="P11">"<text:span text:style-name="T3">Action Item Masters" seems to be the only option that displays information. Others</text:span> never seem to load (<text:span text:style-name="T1">may be intentional</text:span>).</text:p>
      <text:p text:style-name="P11"/>
      <text:p text:style-name="P9">Manage Action Item Master</text:p>
      <text:p text:style-name="P11">Seems to display no information (<text:span text:style-name="T1">may be intentional</text:span>).</text:p>
      <text:p text:style-name="P14">Clicking "OK" brings up a dialoge box with "back" displayed in it.</text:p>
      <text:p text:style-name="P11"/>
      <text:p text:style-name="P10">Find Member</text:p>
      <text:p text:style-name="P12">Dropdowns do not allow scrolling through the options and selected options disappear<text:span text:style-name="T7"> on random occasion</text:span>.</text:p>
      <text:p text:style-name="P12"/>
      <text:p text:style-name="P10">Find Provider</text:p>
      <text:p text:style-name="P12">Dropdowns do not allow scrolling through the options and selected options disappear<text:span text:style-name="T7"> on random occasion</text:span>.</text:p>
      <text:p text:style-name="P12"/>
      <text:p text:style-name="P10">Case By Reference</text:p>
      <text:p text:style-name="P12">Dropdown gets stuck in down position<text:span text:style-name="T6"> on occasion and shrinks itself with each click</text:span>.</text:p>
      <text:p text:style-name="P12"/>
      <text:p text:style-name="P10"><text:soft-page-break/>Action Item By Reference</text:p>
      <text:p text:style-name="P12"><text:span text:style-name="T6">D</text:span>ro<text:span text:style-name="T5">p</text:span>down gets stuck<text:span text:style-name="T6"> on occasion</text:span> and <text:span text:style-name="T6">shrinks with each click</text:span>.</text:p>
      <text:p text:style-name="P13">Clicking "Search" <text:span text:style-name="T6">brings up an error "There was an error invoking Hub method 'pctcore.GetActionItemByReference'"</text:span>.</text:p>
      <text:p text:style-name="P12">Search button doesn't seem to register mouseover and click properly after dropdown <text:span text:style-name="T6">gets stuck</text:span>, making clicking it a little diffic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4:09:51.867000000</meta:creation-date>
    <dc:date>2019-08-16T15:19:38.287000000</dc:date>
    <meta:editing-duration>PT3M24S</meta:editing-duration>
    <meta:editing-cycles>1</meta:editing-cycles>
    <meta:document-statistic meta:table-count="0" meta:image-count="0" meta:object-count="0" meta:page-count="2" meta:paragraph-count="34" meta:word-count="307" meta:character-count="1975" meta:non-whitespace-character-count="1702"/>
    <meta:generator>LibreOffice/6.1.4.2$Windows_X86_64 LibreOffice_project/9d0f32d1f0b509096fd65e0d4bec26ddd1938fd3</meta:generator>
  </office:meta>
</office:document-meta>
</file>